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Des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<text:a xlink:href="https://awsacademy.instructure.com/courses/5757" xlink:type="simple">ACFv2ES-5757</text:a>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3" office:value-type="string" calcext:value-type="string">
            <text:p>Curso</text:p>
          </table:table-cell>
          <table:table-cell table:style-name="ce14" office:value-type="string" calcext:value-type="string">
            <text:p>ACFv2ES-LTI13-79339</text:p>
          </table:table-cell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</table:table-row>
        <table:table-row table:style-name="ro2"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2">
          <table:table-cell table:style-name="ce4" office:value-type="string" calcext:value-type="string">
            <text:p>Lab1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Instancia 1: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/>
          <table:table-cell table:style-name="ce16" office:value-type="string" calcext:value-type="string">
            <text:p>Archivo .pem:</text:p>
          </table:table-cell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office:value-type="string" calcext:value-type="string">
            <text:p>WordPress-BBDD</text:p>
          </table:table-cell>
          <table:table-cell table:style-name="ce16" office:value-type="string" calcext:value-type="string">
            <text:p>WordPress-Admin</text:p>
          </table:table-cell>
          <table:table-cell table:style-name="ce16" office:value-type="string" calcext:value-type="string">
            <text:p>WooCommerce</text:p>
          </table:table-cell>
          <table:table-cell table:style-name="ce16"/>
          <table:table-cell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2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2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office:value-type="string" calcext:value-type="string">
            <text:p>Moodle-BBDD</text:p>
          </table:table-cell>
          <table:table-cell table:style-name="ce16" office:value-type="string" calcext:value-type="string">
            <text:p>Moodle-Admi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3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2"/>
          <table:table-cell office:value-type="string" calcext:value-type="string">
            <text:p>Lab 1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 office:value-type="string" calcext:value-type="string">
            <text:p>Contraseña:</text:p>
          </table:table-cell>
          <table:table-cell table:style-name="ce16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user1</text:p>
          </table:table-cell>
          <table:table-cell office:value-type="string" calcext:value-type="string">
            <text:p>Lab-Password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2</text:p>
          </table:table-cell>
          <table:table-cell table:style-name="ce15" office:value-type="string" calcext:value-type="string">
            <text:p>Lab-Password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3</text:p>
          </table:table-cell>
          <table:table-cell table:style-name="ce15" office:value-type="string" calcext:value-type="string">
            <text:p>Lab-Password3</text:p>
          </table:table-cell>
          <table:table-cell table:number-columns-repeated="2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09:10:19.9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6.2$Windows_X86_64 LibreOffice_project/f654817fb68d6d4600d7d2f6b647e47729f55f15</meta:generator>
    <dc:date>2024-04-24T09:24:21.808000000</dc:date>
    <meta:editing-duration>PT2H27M14S</meta:editing-duration>
    <meta:editing-cycles>10</meta:editing-cycles>
    <meta:document-statistic meta:table-count="1" meta:cell-count="56" meta:object-count="0"/>
  </office:meta>
</office:document-meta>
</file>